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FS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GREEDY</text:p>
          </table:table-cell>
        </table:table-row>
        <table:table-row table:style-name="ro1">
          <table:table-cell office:value-type="string" calcext:value-type="string">
            <text:p>map01</text:p>
          </table:table-cell>
          <table:table-cell office:value-type="string" calcext:value-type="string">
            <text:p>Time=0.0094 ; Start Point= (1.50, 8.50) ; End Point = (1.50, 1.50)</text:p>
          </table:table-cell>
          <table:table-cell office:value-type="string" calcext:value-type="string">
            <text:p>Time=0.0072 ; Start Point= (1.50, 8.50) ; End Point = (1.50, 1.50)</text:p>
          </table:table-cell>
          <table:table-cell office:value-type="string" calcext:value-type="string">
            <text:p>Time=0.0069 ; Start Point= (1.50, 8.50) ; End Point = (1.50, 1.50)</text:p>
          </table:table-cell>
        </table:table-row>
        <table:table-row table:style-name="ro1">
          <table:table-cell office:value-type="string" calcext:value-type="string">
            <text:p>map02</text:p>
          </table:table-cell>
          <table:table-cell office:value-type="string" calcext:value-type="string">
            <text:p>Time=0.0162 ; Start Point= (8.50, 9.50) ; End Point = (1.50, 3.50)</text:p>
          </table:table-cell>
          <table:table-cell office:value-type="string" calcext:value-type="string">
            <text:p>Time=0.0148 ; Start Point= (8.50, 9.50) ; End Point = (1.50, 3.50)</text:p>
          </table:table-cell>
          <table:table-cell office:value-type="string" calcext:value-type="string">
            <text:p>Time=0.0088 ; Start Point= (8.50, 9.50) ; End Point = (1.50, 3.50)</text:p>
          </table:table-cell>
        </table:table-row>
        <table:table-row table:style-name="ro1">
          <table:table-cell office:value-type="string" calcext:value-type="string">
            <text:p>map03</text:p>
          </table:table-cell>
          <table:table-cell office:value-type="string" calcext:value-type="string">
            <text:p>Time=0.0817 ; Start Point= (15.50, 5.50) ; End Point = (9.50, 5.50)</text:p>
          </table:table-cell>
          <table:table-cell office:value-type="string" calcext:value-type="string">
            <text:p>Time=0.0785 ; Start Point= (15.50, 5.50) ; End Point = (9.50, 5.50)</text:p>
          </table:table-cell>
          <table:table-cell office:value-type="string" calcext:value-type="string">
            <text:p>Time=0.0363 ; Start Point= (15.50, 5.50) ; End Point = (9.50, 5.50)</text:p>
          </table:table-cell>
        </table:table-row>
        <table:table-row table:style-name="ro1">
          <table:table-cell office:value-type="string" calcext:value-type="string">
            <text:p>map04</text:p>
          </table:table-cell>
          <table:table-cell office:value-type="string" calcext:value-type="string">
            <text:p>Time=0.1271 ; Start Point= (15.50, 5.50) ; End Point = (9.50, 5.50)</text:p>
          </table:table-cell>
          <table:table-cell office:value-type="string" calcext:value-type="string">
            <text:p>Time=0.1148 ; Start Point= (15.50, 5.50) ; End Point = (9.50, 5.50)</text:p>
          </table:table-cell>
          <table:table-cell office:value-type="string" calcext:value-type="string">
            <text:p>Time=0.0945 ; Start Point= (15.50, 5.50) ; End Point = (9.50, 5.50)</text:p>
          </table:table-cell>
        </table:table-row>
        <table:table-row table:style-name="ro1">
          <table:table-cell office:value-type="string" calcext:value-type="string">
            <text:p>map05</text:p>
          </table:table-cell>
          <table:table-cell office:value-type="string" calcext:value-type="string">
            <text:p>Time=0.2032 ; Start Point= (13.50, 5.50) ; End Point = (11.50, 5.50)</text:p>
          </table:table-cell>
          <table:table-cell office:value-type="string" calcext:value-type="string">
            <text:p>Time=0.1502 ; Start Point= (13.50, 5.50) ; End Point = (11.50, 5.50)</text:p>
          </table:table-cell>
          <table:table-cell office:value-type="string" calcext:value-type="string">
            <text:p>Time=0.0558 ; Start Point= (13.50, 5.50) ; End Point = (11.50, 5.50)</text:p>
          </table:table-cell>
        </table:table-row>
        <table:table-row table:style-name="ro1">
          <table:table-cell office:value-type="string" calcext:value-type="string">
            <text:p>map06</text:p>
          </table:table-cell>
          <table:table-cell office:value-type="string" calcext:value-type="string">
            <text:p>Time=0.0455 ; Start Point= (18.50, 9.50) ; End Point = (1.50, 3.50)</text:p>
          </table:table-cell>
          <table:table-cell office:value-type="string" calcext:value-type="string">
            <text:p>Time=0.0266 ; Start Point= (18.50, 9.50) ; End Point = (1.50, 3.50)</text:p>
          </table:table-cell>
          <table:table-cell office:value-type="string" calcext:value-type="string">
            <text:p>Time=0.0203 ; Start Point= (18.50, 9.50) ; End Point = (1.50, 3.50)</text:p>
          </table:table-cell>
        </table:table-row>
        <table:table-row table:style-name="ro1">
          <table:table-cell office:value-type="string" calcext:value-type="string">
            <text:p>map12</text:p>
          </table:table-cell>
          <table:table-cell office:value-type="string" calcext:value-type="string">
            <text:p>Time=1.6096 ; Start Point= (48.50, 48.50) ; End Point = (0.50, 0.50)</text:p>
          </table:table-cell>
          <table:table-cell office:value-type="string" calcext:value-type="string">
            <text:p>Time=1.6062 ; Start Point= (48.50, 48.50) ; End Point = (0.50, 0.50)</text:p>
          </table:table-cell>
          <table:table-cell office:value-type="string" calcext:value-type="string">
            <text:p>Time=0.7610 ; Start Point= (48.50, 48.50) ; End Point = (0.50, 0.50)</text:p>
          </table:table-cell>
        </table:table-row>
        <table:table-row table:style-name="ro1">
          <table:table-cell office:value-type="string" calcext:value-type="string">
            <text:p>map13</text:p>
          </table:table-cell>
          <table:table-cell office:value-type="string" calcext:value-type="string">
            <text:p>Time=3.5658 ; Start Point= (98.50, 98.50) ; End Point = (98.50, 0.50)</text:p>
          </table:table-cell>
          <table:table-cell office:value-type="string" calcext:value-type="string">
            <text:p>Time=2.8666 ; Start Point= (98.50, 98.50) ; End Point = (98.50, 0.50)</text:p>
          </table:table-cell>
          <table:table-cell office:value-type="string" calcext:value-type="string">
            <text:p>Time=0.6504 ; Start Point= (98.50, 98.50) ; End Point = (98.50, 0.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6:38:32.163201680</meta:creation-date>
    <dc:date>2023-10-21T17:41:45.098076713</dc:date>
    <meta:editing-duration>PT2M2S</meta:editing-duration>
    <meta:editing-cycles>1</meta:editing-cycles>
    <meta:document-statistic meta:table-count="1" meta:cell-count="35" meta:object-count="0"/>
    <meta:generator>LibreOffice/6.4.7.2$Linux_X86_64 LibreOffice_project/40$Build-2</meta:generator>
  </office:meta>
</office:document-meta>
</file>